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language="ru" fo:country="RU" fo:font-weight="bold" officeooo:rsid="0012907a" officeooo:paragraph-rsid="0012907a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language="ru" fo:country="RU" officeooo:rsid="0012907a"/>
    </style:style>
    <style:style style:name="P4" style:family="paragraph" style:parent-style-name="Standard">
      <style:text-properties style:font-name="Times New Roman" officeooo:paragraph-rsid="001bc0ee"/>
    </style:style>
    <style:style style:name="P5" style:family="paragraph" style:parent-style-name="Standard">
      <style:text-properties officeooo:paragraph-rsid="001d0c1b"/>
    </style:style>
    <style:style style:name="P6" style:family="paragraph" style:parent-style-name="Standard">
      <style:text-properties officeooo:paragraph-rsid="001d111f"/>
    </style:style>
    <style:style style:name="P7" style:family="paragraph" style:parent-style-name="Standard">
      <style:text-properties officeooo:paragraph-rsid="001e62d9"/>
    </style:style>
    <style:style style:name="P8" style:family="paragraph" style:parent-style-name="Standard">
      <style:text-properties officeooo:paragraph-rsid="001e8218"/>
    </style:style>
    <style:style style:name="P9" style:family="paragraph" style:parent-style-name="Standard">
      <style:text-properties officeooo:paragraph-rsid="001efde2"/>
    </style:style>
    <style:style style:name="P10" style:family="paragraph" style:parent-style-name="Standard">
      <style:text-properties officeooo:paragraph-rsid="001fcd25"/>
    </style:style>
    <style:style style:name="P11" style:family="paragraph" style:parent-style-name="Standard">
      <style:text-properties officeooo:paragraph-rsid="0021ae70"/>
    </style:style>
    <style:style style:name="P12" style:family="paragraph" style:parent-style-name="Standard">
      <style:text-properties officeooo:paragraph-rsid="00235533"/>
    </style:style>
    <style:style style:name="P13" style:family="paragraph" style:parent-style-name="Standard">
      <style:text-properties officeooo:paragraph-rsid="002616c3"/>
    </style:style>
    <style:style style:name="P14" style:family="paragraph" style:parent-style-name="Standard">
      <style:text-properties officeooo:paragraph-rsid="00294bbf"/>
    </style:style>
    <style:style style:name="P15" style:family="paragraph" style:parent-style-name="Standard">
      <style:text-properties officeooo:paragraph-rsid="0029efc5"/>
    </style:style>
    <style:style style:name="P16" style:family="paragraph" style:parent-style-name="Standard">
      <style:paragraph-properties fo:text-align="justify" style:justify-single-word="false"/>
      <style:text-properties officeooo:paragraph-rsid="002e27cd"/>
    </style:style>
    <style:style style:name="P17" style:family="paragraph" style:parent-style-name="Standard">
      <style:paragraph-properties fo:text-align="center" style:justify-single-word="false"/>
      <style:text-properties officeooo:paragraph-rsid="002f768f"/>
    </style:style>
    <style:style style:name="P18" style:family="paragraph" style:parent-style-name="Standard">
      <style:paragraph-properties fo:text-align="center" style:justify-single-word="false"/>
      <style:text-properties officeooo:paragraph-rsid="0021ae70"/>
    </style:style>
    <style:style style:name="P19" style:family="paragraph" style:parent-style-name="Standard">
      <style:paragraph-properties fo:text-align="justify" style:justify-single-word="false"/>
      <style:text-properties officeooo:paragraph-rsid="003108f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2907a"/>
    </style:style>
    <style:style style:name="T3" style:family="text">
      <style:text-properties fo:language="en" fo:country="US" officeooo:rsid="001bc0ee"/>
    </style:style>
    <style:style style:name="T4" style:family="text">
      <style:text-properties fo:language="en" fo:country="US" officeooo:rsid="001c96c1"/>
    </style:style>
    <style:style style:name="T5" style:family="text">
      <style:text-properties fo:language="en" fo:country="US" officeooo:rsid="001e8218"/>
    </style:style>
    <style:style style:name="T6" style:family="text">
      <style:text-properties fo:language="en" fo:country="US" fo:font-weight="bold" officeooo:rsid="0012907a" style:font-weight-asian="bold" style:font-weight-complex="bold"/>
    </style:style>
    <style:style style:name="T7" style:family="text">
      <style:text-properties fo:language="ru" fo:country="RU" officeooo:rsid="0012907a"/>
    </style:style>
    <style:style style:name="T8" style:family="text">
      <style:text-properties fo:language="ru" fo:country="RU" officeooo:rsid="00155c04"/>
    </style:style>
    <style:style style:name="T9" style:family="text">
      <style:text-properties fo:language="ru" fo:country="RU" officeooo:rsid="001bc0ee"/>
    </style:style>
    <style:style style:name="T10" style:family="text">
      <style:text-properties fo:language="ru" fo:country="RU" officeooo:rsid="001c96c1"/>
    </style:style>
    <style:style style:name="T11" style:family="text">
      <style:text-properties style:font-name="Times New Roman" officeooo:rsid="0012907a"/>
    </style:style>
    <style:style style:name="T12" style:family="text">
      <style:text-properties style:font-name="Times New Roman" fo:language="ru" fo:country="RU" officeooo:rsid="0012907a"/>
    </style:style>
    <style:style style:name="T13" style:family="text">
      <style:text-properties style:font-name="Times New Roman" fo:language="ru" fo:country="RU" officeooo:rsid="001d0c1b"/>
    </style:style>
    <style:style style:name="T14" style:family="text">
      <style:text-properties style:font-name="Times New Roman" fo:language="ru" fo:country="RU" officeooo:rsid="001e62d9"/>
    </style:style>
    <style:style style:name="T15" style:family="text">
      <style:text-properties style:font-name="Times New Roman" fo:language="ru" fo:country="RU" officeooo:rsid="001e8218"/>
    </style:style>
    <style:style style:name="T16" style:family="text">
      <style:text-properties style:font-name="Times New Roman" fo:language="ru" fo:country="RU" officeooo:rsid="001efde2"/>
    </style:style>
    <style:style style:name="T17" style:family="text">
      <style:text-properties style:font-name="Times New Roman" fo:language="ru" fo:country="RU" officeooo:rsid="001fcd25"/>
    </style:style>
    <style:style style:name="T18" style:family="text">
      <style:text-properties style:font-name="Times New Roman" fo:language="ru" fo:country="RU" fo:font-weight="bold" officeooo:rsid="001efde2" style:font-weight-asian="bold" style:font-weight-complex="bold"/>
    </style:style>
    <style:style style:name="T19" style:family="text">
      <style:text-properties style:font-name="Times New Roman" fo:language="ru" fo:country="RU" fo:font-weight="bold" officeooo:rsid="001fcd25" style:font-weight-asian="bold" style:font-weight-complex="bold"/>
    </style:style>
    <style:style style:name="T20" style:family="text">
      <style:text-properties style:font-name="Times New Roman" fo:language="ru" fo:country="RU" officeooo:rsid="0021ae70"/>
    </style:style>
    <style:style style:name="T21" style:family="text">
      <style:text-properties style:font-name="Times New Roman" fo:language="ru" fo:country="RU" officeooo:rsid="0022741f"/>
    </style:style>
    <style:style style:name="T22" style:family="text">
      <style:text-properties style:font-name="Times New Roman" fo:language="ru" fo:country="RU" officeooo:rsid="00235533"/>
    </style:style>
    <style:style style:name="T23" style:family="text">
      <style:text-properties style:font-name="Times New Roman" fo:language="ru" fo:country="RU" fo:font-weight="normal" officeooo:rsid="001efde2" style:font-weight-asian="normal" style:font-weight-complex="normal"/>
    </style:style>
    <style:style style:name="T24" style:family="text">
      <style:text-properties style:font-name="Times New Roman" fo:language="ru" fo:country="RU" fo:font-weight="normal" officeooo:rsid="00235533" style:font-weight-asian="normal" style:font-weight-complex="normal"/>
    </style:style>
    <style:style style:name="T25" style:family="text">
      <style:text-properties style:font-name="Times New Roman" fo:language="ru" fo:country="RU" officeooo:rsid="0027c2af"/>
    </style:style>
    <style:style style:name="T26" style:family="text">
      <style:text-properties style:font-name="Times New Roman" fo:language="ru" fo:country="RU" officeooo:rsid="00294bbf"/>
    </style:style>
    <style:style style:name="T27" style:family="text">
      <style:text-properties style:font-name="Times New Roman" fo:language="ru" fo:country="RU" officeooo:rsid="0029efc5"/>
    </style:style>
    <style:style style:name="T28" style:family="text">
      <style:text-properties style:font-name="Times New Roman" fo:language="ru" fo:country="RU" officeooo:rsid="002c543c"/>
    </style:style>
    <style:style style:name="T29" style:family="text">
      <style:text-properties style:font-name="Times New Roman" fo:language="ru" fo:country="RU" officeooo:rsid="002e27cd"/>
    </style:style>
    <style:style style:name="T30" style:family="text">
      <style:text-properties style:font-name="Times New Roman" fo:language="ru" fo:country="RU" officeooo:rsid="002ff9aa"/>
    </style:style>
    <style:style style:name="T31" style:family="text">
      <style:text-properties style:font-name="Times New Roman" fo:language="ru" fo:country="RU" officeooo:rsid="003108f0"/>
    </style:style>
    <style:style style:name="T32" style:family="text">
      <style:text-properties style:font-name="Times New Roman" officeooo:rsid="001d0c1b"/>
    </style:style>
    <style:style style:name="T33" style:family="text">
      <style:text-properties style:font-name="Times New Roman" fo:language="en" fo:country="US" officeooo:rsid="0022741f"/>
    </style:style>
    <style:style style:name="T34" style:family="text">
      <style:text-properties style:font-name="Times New Roman" fo:language="en" fo:country="US" officeooo:rsid="002c543c"/>
    </style:style>
    <style:style style:name="T35" style:family="text">
      <style:text-properties style:font-name="Times New Roman" fo:language="en" fo:country="US" officeooo:rsid="002e27cd"/>
    </style:style>
    <style:style style:name="T36" style:family="text">
      <style:text-properties style:font-name="Times New Roman" fo:language="en" fo:country="US" officeooo:rsid="003108f0"/>
    </style:style>
    <style:style style:name="T37" style:family="text">
      <style:text-properties style:font-name="Times New Roman" fo:font-size="13pt" fo:language="ru" fo:country="RU" fo:font-weight="bold" officeooo:rsid="002f768f" style:font-size-asian="13pt" style:font-weight-asian="bold" style:font-size-complex="13pt" style:font-weight-complex="bold"/>
    </style:style>
    <style:style style:name="T38" style:family="text">
      <style:text-properties style:font-name="Times New Roman" fo:font-size="13pt" fo:language="ru" fo:country="RU" fo:font-weight="bold" officeooo:rsid="001efde2" style:font-size-asian="13pt" style:font-weight-asian="bold" style:font-size-complex="13pt" style:font-weight-complex="bold"/>
    </style:style>
    <style:style style:name="T39" style:family="text">
      <style:text-properties style:font-name="Times New Roman" fo:font-size="13pt" fo:language="ru" fo:country="RU" fo:font-weight="bold" officeooo:rsid="0021ae70" style:font-size-asian="13pt" style:font-weight-asian="bold" style:font-size-complex="13pt" style:font-weight-complex="bold"/>
    </style:style>
    <style:style style:name="T40" style:family="text">
      <style:text-properties style:font-name="Times New Roman" fo:font-size="13pt" fo:language="ru" fo:country="RU" officeooo:rsid="001efde2" style:font-size-asian="13pt" style:font-size-complex="13pt"/>
    </style:style>
    <style:style style:name="T41" style:family="text">
      <style:text-properties officeooo:rsid="001bc0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писание <text:span text:style-name="T1">API </text:span>библиотек</text:p>
      <text:p text:style-name="P2"><text:span text:style-name="T6">GetLibraryAPI</text:span><text:span text:style-name="T2"> – </text:span><text:span text:style-name="T9">Получение интерфейса библиотеки</text:span></text:p>
      <text:p text:style-name="P3">Результат вызова: <text:span text:style-name="T41">Указатель на интерфейс</text:span>.</text:p>
      <text:p text:style-name="P2"/>
      <text:p text:style-name="P2">function GetLibraryAPI(const inputIID: TGUID; var Intf): HRESULT; stdcall;</text:p>
      <text:p text:style-name="P4">Параметры:</text:p>
      <text:p text:style-name="P4">inputIID <text:span text:style-name="T1">[</text:span>входной<text:span text:style-name="T1">]</text:span></text:p>
      <text:p text:style-name="P4"><text:tab/>Тип<text:span text:style-name="T1">: TGUID</text:span><text:span text:style-name="T2"> (</text:span><text:span text:style-name="T9">используется для проверки соответствия запрашиваемого и ожидаемого интерфейса</text:span><text:span text:style-name="T7">)</text:span></text:p>
      <text:p text:style-name="P4">Intf <text:span text:style-name="T1">[в</text:span><text:span text:style-name="T3">ы</text:span><text:span text:style-name="T1">ходной]</text:span></text:p>
      <text:p text:style-name="P4"><text:tab/>Тип<text:span text:style-name="T1">: </text:span><text:span text:style-name="T10">P</text:span><text:span text:style-name="T4">ointer</text:span><text:span text:style-name="T2"> (</text:span><text:span text:style-name="T9">используется для </text:span><text:span text:style-name="T10">предоставления доступа к ресурсам библиотеки</text:span><text:span text:style-name="T7">)</text:span></text:p>
      <text:p text:style-name="P4"/>
      <text:p text:style-name="P4">Возвращаемое значение: <text:span text:style-name="T8"><text:s/>HRESULT</text:span></text:p>
      <text:p text:style-name="P2"/>
      <text:p text:style-name="P2">Примечания</text:p>
      <text:p text:style-name="P6"><text:span text:style-name="T11"><text:tab/></text:span><text:span text:style-name="T32">После запроса и получения интерфейса, проводится запрос реализованных в библиотеке задач </text:span><text:span text:style-name="T13">при помощи вызова функции <text:s/></text:span><text:span text:style-name="Source_20_Text"><text:span text:style-name="T12">GetTaskList.</text:span></text:span></text:p>
      <text:p text:style-name="P5"><text:span text:style-name="Source_20_Text"><text:span text:style-name="T13"/></text:span></text:p>
      <text:p text:style-name="P5"><text:span text:style-name="Source_20_Text"><text:span text:style-name="T13">Полный перечень функций доступный для вызова через интерфейс:</text:span></text:span></text:p>
      <text:p text:style-name="P5"><text:span text:style-name="Source_20_Text"><text:span text:style-name="T12"><text:s text:c="4"/>function GetId: DWORD; <text:s/>- </text:span></text:span><text:span text:style-name="Source_20_Text"><text:span text:style-name="T14">получение номера библиотеки</text:span></text:span></text:p>
      <text:p text:style-name="P7"><text:span text:style-name="Source_20_Text"><text:span text:style-name="T12"><text:s text:c="4"/>function GetName: BSTR; - </text:span></text:span><text:span text:style-name="Source_20_Text"><text:span text:style-name="T14">получение наименования библиотеки (наименовани выбирается, <text:tab/><text:tab/><text:tab/><text:tab/><text:tab/>исходя из предоставляемого функционала)</text:span></text:span></text:p>
      <text:p text:style-name="P7"><text:span text:style-name="Source_20_Text"><text:span text:style-name="T12"><text:s text:c="4"/>function GetVersion: BSTR; <text:s/>- </text:span></text:span><text:span text:style-name="Source_20_Text"><text:span text:style-name="T14">получение версии библиотеки</text:span></text:span></text:p>
      <text:p text:style-name="P7"><text:span text:style-name="Source_20_Text"><text:span text:style-name="T12"><text:s text:c="4"/>function GetTaskList: IBSTRItems; <text:s/>- </text:span></text:span><text:span text:style-name="Source_20_Text"><text:span text:style-name="T14">получение перечня, реализованных в библиотеке, задач.</text:span></text:span></text:p>
      <text:p text:style-name="P8"><text:span text:style-name="Source_20_Text"><text:span text:style-name="T12"><text:s text:c="4"/>function GetTaskCount: byte; - </text:span></text:span><text:span text:style-name="Source_20_Text"><text:span text:style-name="T14">получение </text:span></text:span><text:span text:style-name="Source_20_Text"><text:span text:style-name="T15">количества</text:span></text:span><text:span text:style-name="Source_20_Text"><text:span text:style-name="T14">, реализованных в библиотеке, задач.</text:span></text:span></text:p>
      <text:p text:style-name="P5"><text:span text:style-name="Source_20_Text"><text:span text:style-name="T12"><text:s text:c="4"/>function NewTaskSource(var LibraryTaskIndex, MainModuleTaskIndex: word): ITaskSource; <text:s/>- </text:span></text:span><text:span text:style-name="Source_20_Text"><text:span text:style-name="T15">создание нового объекта - источник задачи (для каждого добавляемого потока создаётся свой источник задачи)</text:span></text:span></text:p>
      <text:p text:style-name="P5"><text:span text:style-name="Source_20_Text"><text:span text:style-name="T12"><text:s text:c="4"/>function GetTaskSource(var MainModuleTaskIndex: word): ItaskSource; - </text:span></text:span><text:span text:style-name="Source_20_Text"><text:span text:style-name="T15">получение указателя на источник задачи (используется в потоке «ядро задачи», создаваемой в главном модуле главного модуля) по номеру задачи (в главном модуле) созданного</text:span></text:span></text:p>
      <text:p text:style-name="P5"><text:span text:style-name="Source_20_Text"><text:span text:style-name="T12"><text:s text:c="4"/>function GetStream: I</text:span></text:span><text:span text:style-name="Source_20_Text"><text:span text:style-name="T5">S</text:span></text:span><text:span text:style-name="Source_20_Text"><text:span text:style-name="T12">tream; - </text:span></text:span><text:span text:style-name="Source_20_Text"><text:span text:style-name="T15">получение указателя на поток для возможности получения информации о ситуции в библиотеке.</text:span></text:span></text:p>
      <text:p text:style-name="P5"><text:span text:style-name="Source_20_Text"><text:span text:style-name="T12"><text:s text:c="4"/>procedure InitDLL; - </text:span></text:span><text:span text:style-name="Source_20_Text"><text:span text:style-name="T15">выполнение необходимых операций для инициализации библиотеки </text:span></text:span></text:p>
      <text:p text:style-name="P8"><text:span text:style-name="Source_20_Text"><text:span text:style-name="T12"><text:s text:c="4"/>procedure FinalizeDLL; - </text:span></text:span><text:span text:style-name="Source_20_Text"><text:span text:style-name="T15">выполнение необходимых операций для высвобождения ресурсов, создаваемых в процессе работы библиотеки.инициализации библиотеки </text:span></text:span></text:p>
      <text:p text:style-name="P5"><text:span text:style-name="Source_20_Text"><text:span text:style-name="T12"><text:s text:c="4"/>procedure FreeTaskSource(var MainModuleTaskIndex: word);</text:span></text:span></text:p>
      <text:p text:style-name="P5"><text:span text:style-name="Source_20_Text"><text:span text:style-name="T12"/></text:span></text:p>
      <text:p text:style-name="P5"><text:span text:style-name="Source_20_Text"><text:span text:style-name="T12"/></text:span></text:p>
      <text:p text:style-name="P17"><text:span text:style-name="Source_20_Text"><text:span text:style-name="T37">Описание общего принципа функционирования.</text:span></text:span></text:p>
      <text:p text:style-name="P17"><text:span text:style-name="Source_20_Text"><text:span text:style-name="T16"/></text:span></text:p>
      <text:p text:style-name="P19"><text:span text:style-name="Source_20_Text"><text:span text:style-name="T28"><text:tab/>Задачи запускаются в главном модуле (через визуальный интерфейс). Каждая задача запускается в отдельном потоке (по факту на задачу фо</text:span></text:span><text:span text:style-name="Source_20_Text"><text:span text:style-name="T30">р</text:span></text:span><text:span text:style-name="Source_20_Text"><text:span text:style-name="T28">мируется два потока: первый - управление задачей (</text:span></text:span><text:span text:style-name="Source_20_Text"><text:span text:style-name="T34">TaskItem</text:span></text:span><text:span text:style-name="Source_20_Text"><text:span text:style-name="T28">), второй — </text:span></text:span><text:span text:style-name="Source_20_Text"><text:span text:style-name="T34">“</text:span></text:span><text:span text:style-name="Source_20_Text"><text:span text:style-name="T28">ядро задачи</text:span></text:span><text:span text:style-name="Source_20_Text"><text:span text:style-name="T34">”, </text:span></text:span><text:span text:style-name="Source_20_Text"><text:span text:style-name="T28">т. е. Сам алгоритм задачи, который запускается из библиотеки). </text:span></text:span><text:span text:style-name="Source_20_Text"><text:span text:style-name="T31">Обновление информации о текущем состоянии задачи производится посредством отправки сообщений «</text:span></text:span><text:span text:style-name="Source_20_Text"><text:span text:style-name="T36">WM_COPYDATA</text:span></text:span><text:span text:style-name="Source_20_Text"><text:span text:style-name="T31">»</text:span></text:span><text:span text:style-name="Source_20_Text"><text:span text:style-name="T36"> </text:span></text:span><text:span text:style-name="Source_20_Text"><text:span text:style-name="T31">от потоков в главный модуль (отображается в визуальных компонентах: </text:span></text:span><text:span text:style-name="Source_20_Text"><text:span text:style-name="T36">TListBox, TMemo .</text:span></text:span></text:p>
      <text:p text:style-name="P16"><text:span text:style-name="Source_20_Text"><text:span text:style-name="T29"><text:tab/>Результаты выполнения задач и информация для журнала работы передаются в главный модуль от потоков (задач) посредством потоков </text:span></text:span><text:span text:style-name="Source_20_Text"><text:span text:style-name="T35">MrmoryStream </text:span></text:span><text:span text:style-name="Source_20_Text"><text:span text:style-name="T29">(асинхронно). После добавления данных в поток информации, задача сообщает главному модулю о необходимости получения данной информации посредством </text:span></text:span><text:span text:style-name="Source_20_Text"><text:span text:style-name="T35">PostMessage(…).</text:span></text:span></text:p>
      <text:p text:style-name="P16"><text:span text:style-name="Source_20_Text"><text:span text:style-name="T35"/></text:span></text:p>
      <text:p text:style-name="P17"><text:soft-page-break/><text:span text:style-name="Source_20_Text"><text:span text:style-name="T38">Задачи, реализованные в библиотеке №1</text:span></text:span><text:span text:style-name="Source_20_Text"><text:span text:style-name="T40">:</text:span></text:span></text:p>
      <text:p text:style-name="P13"><text:span text:style-name="Source_20_Text"><text:span text:style-name="T19">Индекс 0</text:span></text:span><text:span text:style-name="Source_20_Text"><text:span text:style-name="T17">: </text:span></text:span></text:p>
      <text:p text:style-name="P13"><text:span text:style-name="Source_20_Text"><text:span text:style-name="T17"><text:tab/></text:span></text:span><text:span text:style-name="Source_20_Text"><text:span text:style-name="T16">function Task1_FileFinderByMask — поиск соответствия в наименованиях файлов согласно <text:tab/><text:tab/>входных масок</text:span></text:span></text:p>
      <text:p text:style-name="P10"><text:span text:style-name="Source_20_Text"><text:span text:style-name="T16">Параметры:</text:span></text:span></text:p>
      <text:p text:style-name="P9"><text:span text:style-name="Source_20_Text"><text:span text:style-name="T16"><text:tab/>(inputParam1, inputParam2, inputParam3: WideString; inputParam4: BOOL; <text:tab/>inputTaskMainModuleIndex: WORD; out inoutTask1_Result: TTask_Result; out <text:tab/>inoutTask1_Results: TTask_Results): HRESULT;</text:span></text:span></text:p>
      <text:p text:style-name="P9"><text:span text:style-name="Source_20_Text"><text:span text:style-name="T16"/></text:span></text:p>
      <text:p text:style-name="P14"><text:span text:style-name="Source_20_Text"><text:span text:style-name="T26"><text:tab/>Задание входных параметров производится через оконный интерфейс при запуске новой задачи.</text:span></text:span></text:p>
      <text:p text:style-name="P15"><text:span text:style-name="Source_20_Text"><text:span text:style-name="T12">inputParam1 - <text:s/></text:span></text:span><text:span text:style-name="Source_20_Text"><text:span text:style-name="T27">Маски файлов</text:span></text:span><text:span text:style-name="Source_20_Text"><text:span text:style-name="T21"> (разделяются «;»</text:span></text:span><text:span text:style-name="Source_20_Text"><text:span text:style-name="T33">)</text:span></text:span></text:p>
      <text:p text:style-name="P15"><text:span text:style-name="Source_20_Text"><text:span text:style-name="T12"><text:s text:c="2"/>inputParam2 - Целевой </text:span></text:span><text:span text:style-name="Source_20_Text"><text:span text:style-name="T27">директория</text:span></text:span><text:span text:style-name="Source_20_Text"><text:span text:style-name="T12"> (в которо</text:span></text:span><text:span text:style-name="Source_20_Text"><text:span text:style-name="T27">й</text:span></text:span><text:span text:style-name="Source_20_Text"><text:span text:style-name="T12"> </text:span></text:span><text:span text:style-name="Source_20_Text"><text:span text:style-name="T27">необходимо искать соответствие наименований файлов маскам</text:span></text:span><text:span text:style-name="Source_20_Text"><text:span text:style-name="T12">)</text:span></text:span></text:p>
      <text:p text:style-name="P15"><text:span text:style-name="Source_20_Text"><text:span text:style-name="T12"><text:s text:c="2"/>inputParam3 - Имя файла для записи результата, если </text:span></text:span><text:span text:style-name="Source_20_Text"><text:span text:style-name="T21">выбран тип обмена информаци</text:span></text:span><text:span text:style-name="Source_20_Text"><text:span text:style-name="T27">ей</text:span></text:span><text:span text:style-name="Source_20_Text"><text:span text:style-name="T21"> через файл (</text:span></text:span><text:span text:style-name="Source_20_Text"><text:span text:style-name="T12">inputParam4 — true</text:span></text:span><text:span text:style-name="Source_20_Text"><text:span text:style-name="T21">). В основном использовался в процессе отладки.</text:span></text:span></text:p>
      <text:p text:style-name="P15"><text:span text:style-name="Source_20_Text"><text:span text:style-name="T12"><text:s text:c="2"/>InputParam4 - true; <text:s text:c="5"/>// Выбор типа вывода результата: 0 (false) - через память (</text:span></text:span><text:span text:style-name="Source_20_Text"><text:span text:style-name="T21">разновидность </text:span></text:span><text:span text:style-name="Source_20_Text"><text:span text:style-name="T33">MemoryStream</text:span></text:span><text:span text:style-name="Source_20_Text"><text:span text:style-name="T12">)</text:span></text:span></text:p>
      <text:p text:style-name="P15"><text:span text:style-name="Source_20_Text"><text:span text:style-name="T23">inputTaskMainModuleIndex — </text:span></text:span><text:span text:style-name="Source_20_Text"><text:span text:style-name="T24">Номер задачи в главном модуле</text:span></text:span></text:p>
      <text:p text:style-name="P13"><text:span text:style-name="Source_20_Text"><text:span text:style-name="T19">Индекс 1</text:span></text:span><text:span text:style-name="Source_20_Text"><text:span text:style-name="T17">: </text:span></text:span></text:p>
      <text:p text:style-name="P13"><text:span text:style-name="Source_20_Text"><text:span text:style-name="T17"><text:tab/></text:span></text:span><text:span text:style-name="Source_20_Text"><text:span text:style-name="T16">function Task2_FindInFilesByPattern — </text:span></text:span><text:span text:style-name="Source_20_Text"><text:span text:style-name="T17">поиск вхождения последовательности символов в файле.</text:span></text:span></text:p>
      <text:p text:style-name="P10"><text:span text:style-name="Source_20_Text"><text:span text:style-name="T16"/></text:span></text:p>
      <text:p text:style-name="P11"><text:span text:style-name="Source_20_Text"><text:span text:style-name="T16">Параметры:</text:span></text:span></text:p>
      <text:p text:style-name="P11"><text:span text:style-name="Source_20_Text"><text:span text:style-name="T16">(inputParam1, inputParam2, inputParam3: WideString; inputParam4: BOOL; inputTaskMainModuleIndex: WORD; var inoutTask2_Results: TTask_Results): HRESULT;</text:span></text:span></text:p>
      <text:p text:style-name="P14"><text:span text:style-name="Source_20_Text"><text:span text:style-name="T26"/></text:span></text:p>
      <text:p text:style-name="P14"><text:span text:style-name="Source_20_Text"><text:span text:style-name="T26"><text:tab/>Задание входных параметров производится через оконный интерфейс при запуске новой задачи.</text:span></text:span><text:span text:style-name="Source_20_Text"><text:span text:style-name="T12"> <text:s/></text:span></text:span></text:p>
      <text:p text:style-name="P14"><text:span text:style-name="Source_20_Text"><text:span text:style-name="T12"><text:s text:c="2"/></text:span></text:span></text:p>
      <text:p text:style-name="P14"><text:span text:style-name="Source_20_Text"><text:span text:style-name="T12">inputParam1 - <text:s/>Шаблон</text:span></text:span><text:span text:style-name="Source_20_Text"><text:span text:style-name="T21">ы поиска (разделяются «;»</text:span></text:span><text:span text:style-name="Source_20_Text"><text:span text:style-name="T33">)</text:span></text:span></text:p>
      <text:p text:style-name="P12"><text:span text:style-name="Source_20_Text"><text:span text:style-name="T12"><text:s text:c="2"/>inputParam2 - Целевой файл (в котором </text:span></text:span><text:span text:style-name="Source_20_Text"><text:span text:style-name="T21">должен производиться </text:span></text:span><text:span text:style-name="Source_20_Text"><text:span text:style-name="T12">поиск </text:span></text:span><text:span text:style-name="Source_20_Text"><text:span text:style-name="T21">по шаблонам</text:span></text:span><text:span text:style-name="Source_20_Text"><text:span text:style-name="T12">)</text:span></text:span></text:p>
      <text:p text:style-name="P12"><text:span text:style-name="Source_20_Text"><text:span text:style-name="T12"><text:s text:c="2"/>inputParam3 - Имя файла для записи результата, если </text:span></text:span><text:span text:style-name="Source_20_Text"><text:span text:style-name="T21">выбран тип обмена информацикй через файл (</text:span></text:span><text:span text:style-name="Source_20_Text"><text:span text:style-name="T12">inputParam4 — true</text:span></text:span><text:span text:style-name="Source_20_Text"><text:span text:style-name="T21">). В основном использовался в процессе отладки.</text:span></text:span></text:p>
      <text:p text:style-name="P12"><text:span text:style-name="Source_20_Text"><text:span text:style-name="T12"><text:s text:c="2"/>InputParam4 - true; <text:s text:c="5"/>// Выбор типа вывода результата: 0 (false) - через память (</text:span></text:span><text:span text:style-name="Source_20_Text"><text:span text:style-name="T21">разновидность </text:span></text:span><text:span text:style-name="Source_20_Text"><text:span text:style-name="T33">MemoryStream</text:span></text:span><text:span text:style-name="Source_20_Text"><text:span text:style-name="T12">)</text:span></text:span></text:p>
      <text:p text:style-name="P12"><text:span text:style-name="Source_20_Text"><text:span text:style-name="T23">inputTaskMainModuleIndex — </text:span></text:span><text:span text:style-name="Source_20_Text"><text:span text:style-name="T24">Номер задачи в главном модуле</text:span></text:span></text:p>
      <text:p text:style-name="P11"><text:span text:style-name="Source_20_Text"><text:span text:style-name="T18"/></text:span></text:p>
      <text:p text:style-name="P18"><text:span text:style-name="Source_20_Text"><text:span text:style-name="T38">Задачи, реализованные в библиотеке №</text:span></text:span><text:span text:style-name="Source_20_Text"><text:span text:style-name="T39">2</text:span></text:span><text:span text:style-name="Source_20_Text"><text:span text:style-name="T40">:</text:span></text:span></text:p>
      <text:p text:style-name="P11"><text:span text:style-name="Source_20_Text"><text:span text:style-name="T17">Индекс 0: </text:span></text:span><text:span text:style-name="Source_20_Text"><text:span text:style-name="T16">function Task1_WinExecute — </text:span></text:span><text:span text:style-name="Source_20_Text"><text:span text:style-name="T20">запуск командной оболочки для выполнения произвольных команд</text:span></text:span></text:p>
      <text:p text:style-name="P13"><text:span text:style-name="Source_20_Text"><text:span text:style-name="T16">Параметры:</text:span></text:span></text:p>
      <text:p text:style-name="P13"><text:span text:style-name="Source_20_Text"><text:span text:style-name="T16"><text:tab/>(inputParam1, inputParam2, inputParam3: WideString; inputParam4: BOOL; <text:tab/>inputTaskMainModuleIndex: WORD; var inoutTask1_Result: TTask_Result): HRESULT;</text:span></text:span></text:p>
      <text:p text:style-name="P13"><text:span text:style-name="Source_20_Text"><text:span text:style-name="T12"/></text:span></text:p>
      <text:p text:style-name="P11"><text:span text:style-name="Source_20_Text"><text:span text:style-name="T22">inputParam1 — </text:span></text:span><text:span text:style-name="Source_20_Text"><text:span text:style-name="T25">Наименование файла с к</text:span></text:span><text:span text:style-name="Source_20_Text"><text:span text:style-name="T22">омандн</text:span></text:span><text:span text:style-name="Source_20_Text"><text:span text:style-name="T25">ой</text:span></text:span><text:span text:style-name="Source_20_Text"><text:span text:style-name="T22"> оболочк</text:span></text:span><text:span text:style-name="Source_20_Text"><text:span text:style-name="T25">ой</text:span></text:span></text:p>
      <text:p text:style-name="P11"><text:span text:style-name="Source_20_Text"><text:span text:style-name="T22">inputParam2 - <text:s/>Команда и параметры</text:span></text:span></text:p>
      <text:p text:style-name="P11"><text:span text:style-name="Source_20_Text"><text:span text:style-name="T22">inputParam3 - Имя файла для записи результата, если inputParam4 — true </text:span></text:span><text:span text:style-name="Source_20_Text"><text:span text:style-name="T25">(пока не используется)</text:span></text:span></text:p>
      <text:p text:style-name="P13"><text:span text:style-name="Source_20_Text"><text:span text:style-name="T22">inputParam4 - Выбор типа вывода результата: 0 (false) - через память (</text:span></text:span><text:span text:style-name="Source_20_Text"><text:span text:style-name="T21">разновидность </text:span></text:span><text:span text:style-name="Source_20_Text"><text:span text:style-name="T33">MemoryStream</text:span></text:span><text:span text:style-name="Source_20_Text"><text:span text:style-name="T22">)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0T10:12:59.234000000</meta:creation-date>
    <dc:date>2025-08-08T05:18:47.693000000</dc:date>
    <meta:editing-duration>PT2H8M19S</meta:editing-duration>
    <meta:editing-cycles>33</meta:editing-cycles>
    <meta:generator>LibreOffice/24.2.5.2$Windows_X86_64 LibreOffice_project/bffef4ea93e59bebbeaf7f431bb02b1a39ee8a59</meta:generator>
    <meta:document-statistic meta:table-count="0" meta:image-count="0" meta:object-count="0" meta:page-count="2" meta:paragraph-count="57" meta:word-count="579" meta:character-count="5054" meta:non-whitespace-character-count="4416"/>
  </office:meta>
</office:document-meta>
</file>